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1.7693in"/>
    </style:style>
    <style:style style:name="co7" style:family="table-column">
      <style:table-column-properties fo:break-before="auto" style:column-width="0.229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0374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1.3437in"/>
    </style:style>
    <style:style style:name="co14" style:family="table-column">
      <style:table-column-properties fo:break-before="auto" style:column-width="0.9827in"/>
    </style:style>
    <style:style style:name="co15" style:family="table-column">
      <style:table-column-properties fo:break-before="auto" style:column-width="1.3764in"/>
    </style:style>
    <style:style style:name="co16" style:family="table-column">
      <style:table-column-properties fo:break-before="auto" style:column-width="1.1689in"/>
    </style:style>
    <style:style style:name="co17" style:family="table-column">
      <style:table-column-properties fo:break-before="auto" style:column-width="1.1138in"/>
    </style:style>
    <style:style style:name="co18" style:family="table-column">
      <style:table-column-properties fo:break-before="auto" style:column-width="1.1028in"/>
    </style:style>
    <style:style style:name="co19" style:family="table-column">
      <style:table-column-properties fo:break-before="auto" style:column-width="1.6602in"/>
    </style:style>
    <style:style style:name="co20" style:family="table-column">
      <style:table-column-properties fo:break-before="auto" style:column-width="1.780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728in" fo:break-before="auto" style:use-optimal-row-height="false"/>
    </style:style>
    <style:style style:name="ro4" style:family="table-row">
      <style:table-row-properties style:row-height="0.7874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118">
      <style:table-cell-properties fo:border="0.0008in solid #000000"/>
    </style:style>
    <style:style style:name="ce12" style:family="table-cell" style:parent-style-name="Default" style:data-style-name="N117">
      <style:table-cell-properties fo:border="0.0008in solid #000000"/>
    </style:style>
    <style:style style:name="ce13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14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Trebuchet MS"/>
    </style:style>
    <style:style style:name="ce3" style:family="table-cell" style:parent-style-name="Default">
      <style:text-properties style:font-name="Trebuchet MS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rebuchet MS"/>
    </style:style>
    <style:style style:name="ce5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 style:data-style-name="N119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rebuchet MS"/>
    </style:style>
    <style:style style:name="ce9" style:family="table-cell" style:parent-style-name="Default" style:data-style-name="N117">
      <style:table-cell-properties fo:border="none"/>
    </style:style>
    <style:style style:name="ce24" style:family="table-cell" style:parent-style-name="Default">
      <style:table-cell-properties fo:background-color="#cccccc" style:text-align-source="fix" style:repeat-content="false" fo:border="0.0346in solid #000000" style:vertical-align="middle"/>
      <style:paragraph-properties fo:text-align="center" fo:margin-left="0in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27" style:family="table-cell" style:parent-style-name="Default" style:data-style-name="N118">
      <style:table-cell-properties fo:background-color="#ccffcc" fo:border="0.0346in solid #000000" style:vertical-align="middle"/>
    </style:style>
    <style:style style:name="ce28" style:family="table-cell" style:parent-style-name="Default">
      <style:table-cell-properties fo:background-color="#dddddd" fo:border="0.0008in solid #000000"/>
    </style:style>
    <style:style style:name="ce29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30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end" fo:margin-left="0in"/>
    </style:style>
  </office:automatic-styles>
  <office:body>
    <office:spreadsheet>
      <table:table table:name="madelbro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1"/>
        <table:table-column table:style-name="co10" table:default-cell-style-name="ce12"/>
        <table:table-column table:style-name="co8" table:default-cell-style-name="Default"/>
        <table:table-column table:style-name="co8" table:default-cell-style-name="ce1"/>
        <table:table-column table:style-name="co8" table:default-cell-style-name="ce11"/>
        <table:table-column table:style-name="co8" table:default-cell-style-name="ce12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 table:style-name="ce4" office:value-type="string">
            <text:p>End temperature</text:p>
          </table:table-cell>
          <table:table-cell table:style-name="ce8"/>
          <table:table-cell table:style-name="ce4" office:value-type="string">
            <text:p>Starting temperature</text:p>
          </table:table-cell>
          <table:table-cell/>
          <table:table-cell table:style-name="ce4" office:value-type="string" table:number-columns-spanned="3" table:number-rows-spanned="1">
            <text:p>Analytic color stat</text:p>
          </table:table-cell>
          <table:covered-table-cell table:number-columns-repeated="2" table:style-name="ce1"/>
          <table:table-cell/>
          <table:table-cell table:style-name="ce4" office:value-type="string" table:number-columns-spanned="3" table:number-rows-spanned="1">
            <text:p>LUT color stat</text:p>
          </table:table-cell>
          <table:covered-table-cell table:number-columns-repeated="2" table:style-name="ce1"/>
          <table:table-cell/>
          <table:table-cell table:style-name="ce4" office:value-type="string" table:number-columns-spanned="3" table:number-rows-spanned="1">
            <text:p>LUT relative Analytic color benefit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>
            <text:p>Analytic color</text:p>
          </table:table-cell>
          <table:table-cell table:style-name="ce5" table:formula="of:=AVERAGE([.I3:.I9])" office:value-type="float" office:value="39.4757285714286">
            <text:p>39.5 FPS</text:p>
          </table:table-cell>
          <table:table-cell table:style-name="ce6" table:formula="of:=AVERAGE([.J3:.J9])" office:value-type="float" office:value="646.857142857143">
            <text:p>646.857 mA</text:p>
          </table:table-cell>
          <table:table-cell table:style-name="ce7" office:value-type="float" office:value="29.7">
            <text:p>29.7 °C</text:p>
          </table:table-cell>
          <table:table-cell table:style-name="ce9"/>
          <table:table-cell table:style-name="ce7" office:value-type="float" office:value="28.5">
            <text:p>28.5 °C</text:p>
          </table:table-cell>
          <table:table-cell/>
          <table:table-cell table:style-name="ce4" office:value-type="string">
            <text:p>Samples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/>
          <table:table-cell table:style-name="ce4" office:value-type="string">
            <text:p>Samples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/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 table:style-name="ce16" office:value-type="string">
            <text:p>Temperature</text:p>
          </table:table-cell>
        </table:table-row>
        <table:table-row table:style-name="ro2">
          <table:table-cell table:style-name="ce2" office:value-type="string">
            <text:p>LUT color</text:p>
          </table:table-cell>
          <table:table-cell table:style-name="ce5" table:formula="of:=AVERAGE([.M3:.M9])" office:value-type="float" office:value="40.1743285714286">
            <text:p>40.2 FPS</text:p>
          </table:table-cell>
          <table:table-cell table:style-name="ce6" table:formula="of:=AVERAGE([.N3:.N9])" office:value-type="float" office:value="614.428571428571">
            <text:p>614.429 mA</text:p>
          </table:table-cell>
          <table:table-cell table:style-name="ce7" office:value-type="float" office:value="29.3">
            <text:p>29.3 °C</text:p>
          </table:table-cell>
          <table:table-cell table:style-name="ce10" table:number-columns-repeated="2"/>
          <table:table-cell/>
          <table:table-cell office:value-type="float" office:value="1">
            <text:p>1</text:p>
          </table:table-cell>
          <table:table-cell office:value-type="float" office:value="39.9332">
            <text:p>39.9 FPS</text:p>
          </table:table-cell>
          <table:table-cell office:value-type="float" office:value="689">
            <text:p>689.000 mA</text:p>
          </table:table-cell>
          <table:table-cell/>
          <table:table-cell office:value-type="float" office:value="1">
            <text:p>1</text:p>
          </table:table-cell>
          <table:table-cell office:value-type="float" office:value="40.0885">
            <text:p>40.1 FPS</text:p>
          </table:table-cell>
          <table:table-cell office:value-type="float" office:value="630">
            <text:p>630.000 mA</text:p>
          </table:table-cell>
          <table:table-cell/>
          <table:table-cell table:style-name="ce13" table:formula="of:=(([.B3]-[.B2])/[.B2])" office:value-type="percentage" office:value="0.0176969501331921">
            <text:p>1.77%</text:p>
          </table:table-cell>
          <table:table-cell table:style-name="ce14" table:formula="of:=(([.C2]-[.C3])/[.C2])*IF(([.C2]&gt;[.C3]);-1;1)" office:value-type="percentage" office:value="-0.0501325088339223">
            <text:p>-5.01%</text:p>
          </table:table-cell>
          <table:table-cell table:style-name="ce14" table:formula="of:=(([.D2]-[.D3])/[.D2])*IF(([.D2]&gt;[.D3]);-1;1)" office:value-type="percentage" office:value="-0.0134680134680134">
            <text:p>-1.35%</text:p>
          </table:table-cell>
        </table:table-row>
        <table:table-row table:style-name="ro1">
          <table:table-cell table:style-name="ce3"/>
          <table:table-cell table:number-columns-repeated="6"/>
          <table:table-cell office:value-type="float" office:value="2">
            <text:p>2</text:p>
          </table:table-cell>
          <table:table-cell office:value-type="float" office:value="40.1303">
            <text:p>40.1 FPS</text:p>
          </table:table-cell>
          <table:table-cell office:value-type="float" office:value="660">
            <text:p>660.000 mA</text:p>
          </table:table-cell>
          <table:table-cell/>
          <table:table-cell office:value-type="float" office:value="2">
            <text:p>2</text:p>
          </table:table-cell>
          <table:table-cell office:value-type="float" office:value="40.2321">
            <text:p>40.2 FPS</text:p>
          </table:table-cell>
          <table:table-cell office:value-type="float" office:value="552">
            <text:p>552.000 mA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39.6627">
            <text:p>39.7 FPS</text:p>
          </table:table-cell>
          <table:table-cell office:value-type="float" office:value="643">
            <text:p>643.000 mA</text:p>
          </table:table-cell>
          <table:table-cell/>
          <table:table-cell office:value-type="float" office:value="3">
            <text:p>3</text:p>
          </table:table-cell>
          <table:table-cell office:value-type="float" office:value="40.0962">
            <text:p>40.1 FPS</text:p>
          </table:table-cell>
          <table:table-cell office:value-type="float" office:value="592">
            <text:p>592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39.2729">
            <text:p>39.3 FPS</text:p>
          </table:table-cell>
          <table:table-cell office:value-type="float" office:value="630">
            <text:p>630.000 mA</text:p>
          </table:table-cell>
          <table:table-cell/>
          <table:table-cell office:value-type="float" office:value="4">
            <text:p>4</text:p>
          </table:table-cell>
          <table:table-cell office:value-type="float" office:value="40.2348">
            <text:p>40.2 FPS</text:p>
          </table:table-cell>
          <table:table-cell office:value-type="float" office:value="574">
            <text:p>574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39.0591">
            <text:p>39.1 FPS</text:p>
          </table:table-cell>
          <table:table-cell office:value-type="float" office:value="657">
            <text:p>657.000 mA</text:p>
          </table:table-cell>
          <table:table-cell/>
          <table:table-cell office:value-type="float" office:value="5">
            <text:p>5</text:p>
          </table:table-cell>
          <table:table-cell office:value-type="float" office:value="40.1355">
            <text:p>40.1 FPS</text:p>
          </table:table-cell>
          <table:table-cell office:value-type="float" office:value="619">
            <text:p>619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39.1288">
            <text:p>39.1 FPS</text:p>
          </table:table-cell>
          <table:table-cell office:value-type="float" office:value="635">
            <text:p>635.000 mA</text:p>
          </table:table-cell>
          <table:table-cell/>
          <table:table-cell office:value-type="float" office:value="6">
            <text:p>6</text:p>
          </table:table-cell>
          <table:table-cell office:value-type="float" office:value="40.2588">
            <text:p>40.3 FPS</text:p>
          </table:table-cell>
          <table:table-cell office:value-type="float" office:value="637">
            <text:p>63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float" office:value="39.1431">
            <text:p>39.1 FPS</text:p>
          </table:table-cell>
          <table:table-cell office:value-type="float" office:value="614">
            <text:p>614.000 mA</text:p>
          </table:table-cell>
          <table:table-cell/>
          <table:table-cell office:value-type="float" office:value="7">
            <text:p>7</text:p>
          </table:table-cell>
          <table:table-cell office:value-type="float" office:value="40.1744">
            <text:p>40.2 FPS</text:p>
          </table:table-cell>
          <table:table-cell office:value-type="float" office:value="697">
            <text:p>69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8"/>
          <table:table-cell table:style-name="ce10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rotating mesh" table:style-name="ta1" table:print="false">
        <table:table-column table:style-name="co14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8" table:default-cell-style-name="Default"/>
        <table:table-column table:style-name="co18" table:default-cell-style-name="Default"/>
        <table:table-column table:style-name="co19" table:default-cell-style-name="ce30"/>
        <table:table-column table:style-name="co20" table:default-cell-style-name="ce30"/>
        <table:table-row table:style-name="ro3">
          <table:table-cell/>
          <table:table-cell table:style-name="ce25" office:value-type="string" table:number-columns-spanned="4" table:number-rows-spanned="1">
            <text:p>Synchronization technique</text:p>
          </table:table-cell>
          <table:covered-table-cell table:number-columns-repeated="2" table:style-name="ce28"/>
          <table:covered-table-cell table:style-name="Default"/>
          <table:table-cell table:number-columns-repeated="2"/>
          <table:table-cell table:style-name="ce25" office:value-type="string" table:number-columns-spanned="2" table:number-rows-spanned="1">
            <text:p>Command buffer submit overkill</text:p>
          </table:table-cell>
          <table:covered-table-cell table:style-name="Default"/>
        </table:table-row>
        <table:table-row table:style-name="ro4">
          <table:table-cell/>
          <table:table-cell table:style-name="ce26" office:value-type="string">
            <text:p>VkFence</text:p>
          </table:table-cell>
          <table:table-cell table:style-name="ce29" office:value-type="string">
            <text:p>2 VkSemaphore and pWaitDstStageMask</text:p>
          </table:table-cell>
          <table:table-cell table:style-name="ce29" office:value-type="string">
            <text:p>2 VkSemaphore and pipeline barrier</text:p>
          </table:table-cell>
          <table:table-cell table:style-name="ce29" office:value-type="string">
            <text:p>Dedicated depth stencil buffer</text:p>
          </table:table-cell>
          <table:table-cell table:number-columns-repeated="2"/>
          <table:table-cell table:style-name="ce26" office:value-type="string">
            <text:p>No VkFence</text:p>
          </table:table-cell>
          <table:table-cell table:style-name="ce26" office:value-type="string">
            <text:p>With VkFence</text:p>
          </table:table-cell>
        </table:table-row>
        <table:table-row table:style-name="ro1">
          <table:table-cell/>
          <table:table-cell office:value-type="float" office:value="279.556">
            <text:p>279.6 FPS</text:p>
          </table:table-cell>
          <table:table-cell office:value-type="float" office:value="310.544">
            <text:p>310.5 FPS</text:p>
          </table:table-cell>
          <table:table-cell office:value-type="float" office:value="308.986">
            <text:p>309.0 FPS</text:p>
          </table:table-cell>
          <table:table-cell office:value-type="float" office:value="309.781">
            <text:p>309.8 FPS</text:p>
          </table:table-cell>
          <table:table-cell table:number-columns-repeated="2"/>
          <table:table-cell office:value-type="float" office:value="355.967">
            <text:p>356.0 FPS</text:p>
          </table:table-cell>
          <table:table-cell office:value-type="float" office:value="356.24">
            <text:p>356.2 FPS</text:p>
          </table:table-cell>
        </table:table-row>
        <table:table-row table:style-name="ro1">
          <table:table-cell/>
          <table:table-cell office:value-type="float" office:value="268.215">
            <text:p>268.2 FPS</text:p>
          </table:table-cell>
          <table:table-cell office:value-type="float" office:value="299.714">
            <text:p>299.7 FPS</text:p>
          </table:table-cell>
          <table:table-cell office:value-type="float" office:value="299.797">
            <text:p>299.8 FPS</text:p>
          </table:table-cell>
          <table:table-cell office:value-type="float" office:value="299.352">
            <text:p>299.4 FPS</text:p>
          </table:table-cell>
          <table:table-cell table:number-columns-repeated="2"/>
          <table:table-cell office:value-type="float" office:value="339.87">
            <text:p>339.9 FPS</text:p>
          </table:table-cell>
          <table:table-cell office:value-type="float" office:value="340.633">
            <text:p>340.6 FPS</text:p>
          </table:table-cell>
        </table:table-row>
        <table:table-row table:style-name="ro1">
          <table:table-cell/>
          <table:table-cell office:value-type="float" office:value="244.428">
            <text:p>244.4 FPS</text:p>
          </table:table-cell>
          <table:table-cell office:value-type="float" office:value="294.054">
            <text:p>294.1 FPS</text:p>
          </table:table-cell>
          <table:table-cell office:value-type="float" office:value="291.5">
            <text:p>291.5 FPS</text:p>
          </table:table-cell>
          <table:table-cell office:value-type="float" office:value="292.277">
            <text:p>292.3 FPS</text:p>
          </table:table-cell>
          <table:table-cell table:number-columns-repeated="2"/>
          <table:table-cell office:value-type="float" office:value="335.483">
            <text:p>335.5 FPS</text:p>
          </table:table-cell>
          <table:table-cell office:value-type="float" office:value="335.742">
            <text:p>335.7 FPS</text:p>
          </table:table-cell>
        </table:table-row>
        <table:table-row table:style-name="ro1">
          <table:table-cell/>
          <table:table-cell office:value-type="float" office:value="248.665">
            <text:p>248.7 FPS</text:p>
          </table:table-cell>
          <table:table-cell office:value-type="float" office:value="293.137">
            <text:p>293.1 FPS</text:p>
          </table:table-cell>
          <table:table-cell office:value-type="float" office:value="291.604">
            <text:p>291.6 FPS</text:p>
          </table:table-cell>
          <table:table-cell office:value-type="float" office:value="292.301">
            <text:p>292.3 FPS</text:p>
          </table:table-cell>
          <table:table-cell table:number-columns-repeated="2"/>
          <table:table-cell office:value-type="float" office:value="343.391">
            <text:p>343.4 FPS</text:p>
          </table:table-cell>
          <table:table-cell office:value-type="float" office:value="346.567">
            <text:p>346.6 FPS</text:p>
          </table:table-cell>
        </table:table-row>
        <table:table-row table:style-name="ro1">
          <table:table-cell/>
          <table:table-cell office:value-type="float" office:value="249.82">
            <text:p>249.8 FPS</text:p>
          </table:table-cell>
          <table:table-cell office:value-type="float" office:value="293.658">
            <text:p>293.7 FPS</text:p>
          </table:table-cell>
          <table:table-cell office:value-type="float" office:value="293.157">
            <text:p>293.2 FPS</text:p>
          </table:table-cell>
          <table:table-cell office:value-type="float" office:value="291.809">
            <text:p>291.8 FPS</text:p>
          </table:table-cell>
          <table:table-cell table:number-columns-repeated="2"/>
          <table:table-cell office:value-type="float" office:value="330.979">
            <text:p>331.0 FPS</text:p>
          </table:table-cell>
          <table:table-cell office:value-type="float" office:value="330.184">
            <text:p>330.2 FPS</text:p>
          </table:table-cell>
        </table:table-row>
        <table:table-row table:style-name="ro1">
          <table:table-cell/>
          <table:table-cell office:value-type="float" office:value="254.177">
            <text:p>254.2 FPS</text:p>
          </table:table-cell>
          <table:table-cell office:value-type="float" office:value="295.944">
            <text:p>295.9 FPS</text:p>
          </table:table-cell>
          <table:table-cell office:value-type="float" office:value="293.016">
            <text:p>293.0 FPS</text:p>
          </table:table-cell>
          <table:table-cell office:value-type="float" office:value="291.995">
            <text:p>292.0 FPS</text:p>
          </table:table-cell>
          <table:table-cell table:number-columns-repeated="2"/>
          <table:table-cell office:value-type="float" office:value="327.636">
            <text:p>327.6 FPS</text:p>
          </table:table-cell>
          <table:table-cell office:value-type="float" office:value="331.069">
            <text:p>331.1 FPS</text:p>
          </table:table-cell>
        </table:table-row>
        <table:table-row table:style-name="ro1">
          <table:table-cell/>
          <table:table-cell office:value-type="float" office:value="249.428">
            <text:p>249.4 FPS</text:p>
          </table:table-cell>
          <table:table-cell office:value-type="float" office:value="294.136">
            <text:p>294.1 FPS</text:p>
          </table:table-cell>
          <table:table-cell office:value-type="float" office:value="294.98">
            <text:p>295.0 FPS</text:p>
          </table:table-cell>
          <table:table-cell office:value-type="float" office:value="292.065">
            <text:p>292.1 FPS</text:p>
          </table:table-cell>
          <table:table-cell table:number-columns-repeated="2"/>
          <table:table-cell office:value-type="float" office:value="346.835">
            <text:p>346.8 FPS</text:p>
          </table:table-cell>
          <table:table-cell office:value-type="float" office:value="344.787">
            <text:p>344.8 FPS</text:p>
          </table:table-cell>
        </table:table-row>
        <table:table-row table:style-name="ro1">
          <table:table-cell/>
          <table:table-cell office:value-type="float" office:value="240.604">
            <text:p>240.6 FPS</text:p>
          </table:table-cell>
          <table:table-cell office:value-type="float" office:value="292.368">
            <text:p>292.4 FPS</text:p>
          </table:table-cell>
          <table:table-cell office:value-type="float" office:value="292.524">
            <text:p>292.5 FPS</text:p>
          </table:table-cell>
          <table:table-cell office:value-type="float" office:value="291.993">
            <text:p>292.0 FPS</text:p>
          </table:table-cell>
          <table:table-cell table:number-columns-repeated="2"/>
          <table:table-cell office:value-type="float" office:value="332.741">
            <text:p>332.7 FPS</text:p>
          </table:table-cell>
          <table:table-cell office:value-type="float" office:value="333.473">
            <text:p>333.5 FPS</text:p>
          </table:table-cell>
        </table:table-row>
        <table:table-row table:style-name="ro5">
          <table:table-cell table:style-name="ce24" office:value-type="string">
            <text:p>Average</text:p>
          </table:table-cell>
          <table:table-cell table:style-name="ce27" table:formula="of:=AVERAGE([.B3:.B10])" office:value-type="float" office:value="254.361625">
            <text:p>254.4 FPS</text:p>
          </table:table-cell>
          <table:table-cell table:style-name="ce27" table:formula="of:=AVERAGE([.C3:.C10])" office:value-type="float" office:value="296.694375">
            <text:p>296.7 FPS</text:p>
          </table:table-cell>
          <table:table-cell table:style-name="ce27" table:formula="of:=AVERAGE([.D3:.D10])" office:value-type="float" office:value="295.6955">
            <text:p>295.7 FPS</text:p>
          </table:table-cell>
          <table:table-cell table:style-name="ce27" table:formula="of:=AVERAGE([.E3:.E10])" office:value-type="float" office:value="295.196625">
            <text:p>295.2 FPS</text:p>
          </table:table-cell>
          <table:table-cell/>
          <table:table-cell table:style-name="ce24" office:value-type="string">
            <text:p>Average</text:p>
          </table:table-cell>
          <table:table-cell table:style-name="ce27" table:formula="of:=AVERAGE([.H3:.H10])" office:value-type="float" office:value="339.11275">
            <text:p>339.1 FPS</text:p>
          </table:table-cell>
          <table:table-cell table:style-name="ce27" table:formula="of:=AVERAGE([.I3:.I10])" office:value-type="float" office:value="339.836875">
            <text:p>339.8 FP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Current (mobile)">
      <number:number number:decimal-places="3" number:min-integer-digits="0"/>
      <number:text> mA</number:text>
    </number:number-style>
    <number:number-style style:name="N118" number:title="FPS">
      <number:number number:decimal-places="1" number:min-integer-digits="0"/>
      <number:text> FPS</number:text>
    </number:number-style>
    <number:number-style style:name="N119" number:title="Temperature (mobile)">
      <number:number number:decimal-places="1" number:min-integer-digits="0"/>
      <number:text> °C</number:text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Red_20_background" style:display-name="Red background" style:family="table-cell" style:parent-style-name="Default">
      <style:table-cell-properties fo:background-color="#ff9999"/>
    </style:style>
    <style:style style:name="Green_20_background" style:display-name="Green background" style:family="table-cell" style:parent-style-name="Default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8">05/18/2020</text:date>, <text:time>16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shido Matazuki</meta:initial-creator>
    <meta:creation-date>2020-04-16T12:46:23.89</meta:creation-date>
    <meta:generator>OpenOffice/4.1.7$Win32 OpenOffice.org_project/417m1$Build-9800</meta:generator>
    <dc:date>2020-05-18T16:56:07.91</dc:date>
    <dc:creator>Goshido Matazuki</dc:creator>
    <meta:editing-duration>PT5H20M23S</meta:editing-duration>
    <meta:editing-cycles>19</meta:editing-cycles>
    <meta:document-statistic meta:table-count="2" meta:cell-count="134" meta:object-count="0"/>
  </office:meta>
</office:document-meta>
</file>